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B000000462D27962373DA01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tend and moving forwar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sy extension</text:p>
              </text:list-item>
              <text:list-item>
                <text:p>By plug-in <text:s/>(new filters)</text:p>
              </text:list-item>
              <text:list-item>
                <text:p>By composition</text:p>
              </text:list-item>
              <text:list-item>
                <text:p>By creating new templ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QL Modules Gener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QL Generation</text:p>
                <text:list>
                  <text:list-item>
                    <text:p>EVA: rewire verbs, extend entities</text:p>
                  </text:list-item>
                  <text:list-item>
                    <text:p>Desktop Configuration</text:p>
                    <text:list>
                      <text:list-item>
                        <text:p>Add/Remove/Update Verbs displayed in contexts</text:p>
                      </text:list-item>
                    </text:list>
                  </text:list-item>
                  <text:list-item>
                    <text:p>SQL modules generation</text:p>
                    <text:list>
                      <text:list-item>
                        <text:p>New or Existing <text:s/>module</text:p>
                      </text:list-item>
                      <text:list-item>
                        <text:p>New or Existing release</text:p>
                      </text:list-item>
                    </text:list>
                  </text:list-item>
                  <text:list-item>
                    <text:p>Reuse Project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ule Folder Gener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s an sql upgrade action from:</text:p>
                <text:list>
                  <text:list-item>
                    <text:p>Module name and SQL action name</text:p>
                  </text:list-item>
                  <text:list-item>
                    <text:p>Oracle is a constant for all the scripts</text:p>
                  </text:list-item>
                  <text:list-item>
                    <text:p>Release name is picked up from config (releases.xml)</text:p>
                  </text:list-item>
                </text:list>
              </text:list-item>
              <text:list-item>
                <text:p>It will create a new Module</text:p>
              </text:list-item>
              <text:list-item>
                <text:p>Update cre.modules property</text:p>
              </text:list-item>
              <text:list-item>
                <text:p>Generates update.sequence from svn rev no</text:p>
              </text:list-item>
              <text:list-item>
                <text:p>It will create dropTables.sql when createTables.sql</text:p>
                <text:p/>
              </text:list-item>
            </text:list>
          </draw:text-box>
        </draw:frame>
        <draw:frame draw:style-name="gr2" draw:text-style-name="P3" draw:layer="layout" svg:width="23.644cm" svg:height="1.793cm" svg:x="1.8cm" svg:y="3.207cm">
          <draw:image xlink:href="Pictures/100000000000039B000000462D27962373DA01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it SQL Modu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Happy path</text:p>
              </text:list-item>
            </text:list>
            <text:list text:style-name="L4">
              <text:list-item>
                <text:list>
                  <text:list-item>
                    <text:p>Update sql modules</text:p>
                  </text:list-item>
                  <text:list-item>
                    <text:p>Revision hasnt changed</text:p>
                  </text:list-item>
                  <text:list-item>
                    <text:p>Commit</text:p>
                  </text:list-item>
                </text:list>
              </text:list-item>
            </text:list>
            <text:list text:style-name="L3">
              <text:list-item>
                <text:p>Revision No has changed</text:p>
                <text:list>
                  <text:list-item>
                    <text:p>Get new revision No and set it in “update.sequence”</text:p>
                  </text:list-item>
                  <text:list-item>
                    <text:p>Update “CC_VERSION” to current rev <text:s/>No. so SQL does not run again.</text:p>
                  </text:list-item>
                  <text:list-item>
                    <text:p>Commit</text:p>
                  </text:list-item>
                </text:list>
              </text:list-item>
              <text:list-item>
                <text:p>Revision No has change and Involved SQL Updates</text:p>
                <text:list>
                  <text:list-item>
                    <text:p>Get new revision No and set it in “update.sequence”</text:p>
                  </text:list-item>
                  <text:list-item>
                    <text:p>Update “CC_VERSION” to current rev <text:s/>No. so SQL does not run again.</text:p>
                  </text:list-item>
                  <text:list-item>
                    <text:p>Prompt warning: “Sql is running in a different order, upgrade-db?”</text:p>
                  </text:list-item>
                  <text:list-item>
                    <text:p>Comm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B Exten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mate class path (projections)</text:p>
              </text:list-item>
              <text:list-item>
                <text:p>Integration with SQL generation</text:p>
              </text:list-item>
              <text:list-item>
                <text:p>Main use cases:</text:p>
                <text:list>
                  <text:list-item>
                    <text:p>Rewire Verb (by duplication, by composition)</text:p>
                  </text:list-item>
                  <text:list-item>
                    <text:p>Extend Entit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tomate Test Gene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e unit test process runner</text:p>
              </text:list-item>
              <text:list-item>
                <text:p>Create integration test from Class</text:p>
              </text:list-item>
              <text:list-item>
                <text:p>Create integration test process runner</text:p>
              </text:list-item>
              <text:list-item>
                <text:p>Automate test class path (projections)</text:p>
                <text:list>
                  <text:list-item>
                    <text:p>Test class name generation</text:p>
                  </text:list-item>
                </text:list>
              </text:list-item>
              <text:list-item>
                <text:p>Create from method</text:p>
                <text:list>
                  <text:list-item>
                    <text:p>Test method name generation<text:tab/><text:tab/></text:p>
                  </text:list-item>
                </text:list>
              </text:list-item>
              <text:list-item>
                <text:p>Automate first failed skeleton test</text:p>
                <text:list>
                  <text:list-item>
                    <text:p>ClassUnderTest = new Customer();</text:p>
                  </text:list-item>
                  <text:list-item>
                    <text:p>Result = ClassUndertTest.computeDebt()</text:p>
                  </text:list-item>
                  <text:list-item>
                    <text:p>AssertNotNull(resul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09:59:07.411820087</meta:creation-date>
    <dc:date>2018-06-24T14:05:03.991719587</dc:date>
    <meta:editing-duration>PT4H45M10S</meta:editing-duration>
    <meta:editing-cycles>13</meta:editing-cycles>
    <meta:generator>LibreOffice/5.1.6.2$Linux_X86_64 LibreOffice_project/10m0$Build-2</meta:generator>
    <meta:document-statistic meta:object-count="50"/>
  </office:meta>
</office:document-meta>
</file>